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bitmap" draw:fill-image-name="a45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bitmap" draw:fill-image-name="a492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bitmap" draw:fill-image-name="a34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bitmap" draw:fill-image-name="a38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bitmap" draw:fill-image-name="a47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bitmap" draw:fill-image-name="a51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bitmap" draw:fill-image-name="a35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bitmap" draw:fill-image-name="a40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bitmap" draw:fill-image-name="a36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bitmap" draw:fill-image-name="a41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48" draw:master-page-name="Master1-Layout1-title-Title-Slide" presentation:presentation-page-layout-name="Master1-PPL1">
        <draw:frame draw:id="id63" presentation:style-name="a353" draw:name="Title 1" svg:x="0.75in" svg:y="2.32986in" svg:width="8.5in" svg:height="1.60764in" presentation:class="title" presentation:placeholder="false">
          <draw:text-box>
            <text:p text:style-name="a352" text:class-names="" text:cond-style-name=""><text:span text:style-name="a349" text:class-names="">Python<text:s text:c="1"/></text:span><text:span text:style-name="a350" text:class-names="">Unittest</text:span><text:span text:style-name="a351" text:class-names=""> Module</text:span></text:p>
          </draw:text-box>
          <svg:desc/>
        </draw:frame>
        <draw:frame draw:id="id64" presentation:style-name="a358" draw:name="Subtitle 2" svg:x="1.5in" svg:y="4.25in" svg:width="7in" svg:height="1.91667in" presentation:class="subtitle" presentation:placeholder="false">
          <draw:text-box>
            <text:p text:style-name="a355" text:class-names="" text:cond-style-name=""><text:span text:style-name="a354" text:class-names="">Presented by</text:span></text:p>
            <text:p text:style-name="a357" text:class-names="" text:cond-style-name=""><text:span text:style-name="a356" text:class-names="">Sean Madden</text:span></text:p>
          </draw:text-box>
          <svg:desc/>
        </draw:frame>
      </draw:page>
      <draw:page draw:name="Slide2" draw:style-name="a360" draw:master-page-name="Master1-Layout2-obj-Title-and-Content" presentation:presentation-page-layout-name="Master1-PPL2">
        <draw:frame draw:id="id65" presentation:style-name="a363" draw:name="Title 1" svg:x="0.5in" svg:y="0.30035in" svg:width="9in" svg:height="1.25in" presentation:class="title" presentation:placeholder="false">
          <draw:text-box>
            <text:p text:style-name="a362" text:class-names="" text:cond-style-name=""><text:span text:style-name="a361" text:class-names="">What’s a Unit Test?</text:span></text:p>
          </draw:text-box>
          <svg:desc/>
        </draw:frame>
        <draw:frame draw:id="id66" presentation:style-name="a367" draw:name="Content Placeholder 2" svg:x="0.5in" svg:y="1.75in" svg:width="9in" svg:height="4.94965in" presentation:class="outline" presentation:placeholder="false">
          <draw:text-box>
            <text:list text:style-name="a366">
              <text:list-item>
                <text:p text:style-name="a365" text:class-names="" text:cond-style-name=""><text:span text:style-name="a364" text:class-names="">Test small discrete aspects of the system</text:span></text:p>
              </text:list-item>
            </text:list>
          </draw:text-box>
          <svg:desc/>
        </draw:frame>
      </draw:page>
      <draw:page draw:name="Slide3" draw:style-name="a369" draw:master-page-name="Master1-Layout2-obj-Title-and-Content" presentation:presentation-page-layout-name="Master1-PPL2">
        <draw:frame draw:id="id67" presentation:style-name="a372" draw:name="Title 1" svg:x="0.5in" svg:y="0.30035in" svg:width="9in" svg:height="1.25in" presentation:class="title" presentation:placeholder="false">
          <draw:text-box>
            <text:p text:style-name="a371" text:class-names="" text:cond-style-name=""><text:span text:style-name="a370" text:class-names="">Why Do We Write Unit Tests</text:span></text:p>
          </draw:text-box>
          <svg:desc/>
        </draw:frame>
        <draw:frame draw:id="id68" presentation:style-name="a382" draw:name="Content Placeholder 2" svg:x="0.5in" svg:y="1.75in" svg:width="9in" svg:height="4.94965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73" text:class-names="">Convince ourselves that the code works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Regression Testing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It’s part of the V Model!</text:span></text:p>
              </text:list-item>
            </text:list>
          </draw:text-box>
          <svg:desc/>
        </draw:frame>
      </draw:page>
      <draw:page draw:name="Slide4" draw:style-name="a384" draw:master-page-name="Master1-Layout2-obj-Title-and-Content" presentation:presentation-page-layout-name="Master1-PPL2">
        <draw:frame draw:id="id69" presentation:style-name="a387" draw:name="Title 1" svg:x="0.5in" svg:y="0.30035in" svg:width="9in" svg:height="1.25in" presentation:class="title" presentation:placeholder="false">
          <draw:text-box>
            <text:p text:style-name="a386" text:class-names="" text:cond-style-name=""><text:span text:style-name="a385" text:class-names="">Aspects of a testing system</text:span></text:p>
          </draw:text-box>
          <svg:desc/>
        </draw:frame>
        <draw:frame draw:id="id70" presentation:style-name="a400" draw:name="Content Placeholder 2" svg:x="0.5in" svg:y="1.75in" svg:width="9in" svg:height="4.94965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Test Fixture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Test Case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Test Suites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Test Runners</text:span></text:p>
              </text:list-item>
            </text:list>
          </draw:text-box>
          <svg:desc/>
        </draw:frame>
      </draw:page>
      <draw:page draw:name="Slide5" draw:style-name="a402" draw:master-page-name="Master1-Layout2-obj-Title-and-Content" presentation:presentation-page-layout-name="Master1-PPL2">
        <draw:frame draw:id="id71" presentation:style-name="a405" draw:name="Title 1" svg:x="0.5in" svg:y="0.30035in" svg:width="9in" svg:height="1.25in" presentation:class="title" presentation:placeholder="false">
          <draw:text-box>
            <text:p text:style-name="a404" text:class-names="" text:cond-style-name=""><text:span text:style-name="a403" text:class-names="">Test Case</text:span></text:p>
          </draw:text-box>
          <svg:desc/>
        </draw:frame>
        <draw:frame draw:id="id72" presentation:style-name="a413" draw:name="Content Placeholder 2" svg:x="0.5in" svg:y="1.75in" svg:width="9in" svg:height="4.94965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Smallest unit of testing.</text:span></text:p>
              </text:list-item>
            </text:list>
            <text:list text:style-name="a412">
              <text:list-item>
                <text:p text:style-name="a411" text:class-names="" text:cond-style-name=""><text:span text:style-name="a409" text:class-names="">Checks for specific response to a particular set of<text:s text:c="1"/></text:span><text:span text:style-name="a410" text:class-names="">inputs</text:span></text:p>
              </text:list-item>
            </text:list>
          </draw:text-box>
          <svg:desc/>
        </draw:frame>
      </draw:page>
      <draw:page draw:name="Slide10" draw:style-name="a415" draw:master-page-name="Master1-Layout2-obj-Title-and-Content" presentation:presentation-page-layout-name="Master1-PPL2">
        <draw:frame draw:id="id73" presentation:style-name="a419" draw:name="Title 1" svg:x="0.5in" svg:y="0.30035in" svg:width="9in" svg:height="1.25in" presentation:class="title" presentation:placeholder="false">
          <draw:text-box>
            <text:p text:style-name="a418" text:class-names="" text:cond-style-name=""><text:span text:style-name="a416" text:class-names="">Fun Methods</text:span><text:span text:style-name="a417" text:class-names=""/></text:p>
          </draw:text-box>
          <svg:desc/>
        </draw:frame>
        <draw:frame draw:id="id74" presentation:style-name="a452" draw:name="Content Placeholder 2" svg:x="0.5in" svg:y="1.75in" svg:width="9in" svg:height="4.94965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0" text:class-names="">AssertEqual</text:span><text:span text:style-name="a421" text:class-names=""/></text:p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4" text:class-names="">FailUnlessEqual</text:span><text:span text:style-name="a425" text:class-names=""/></text:p>
                  </text:list-item>
                </text:list>
              </text:list-item>
            </text:list>
            <text:list text:style-name="a431">
              <text:list-item>
                <text:p text:style-name="a430" text:class-names="" text:cond-style-name=""><text:span text:style-name="a428" text:class-names="">AssertNotEqual</text:span><text:span text:style-name="a429" text:class-names=""/></text:p>
              </text:list-item>
            </text:list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2" text:class-names="">FailIfEqual</text:span><text:span text:style-name="a433" text:class-names=""/></text:p>
                  </text:list-item>
                </text:list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AssertAlmostEqual</text:span><text:span text:style-name="a437" text:class-names=""/></text:p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0" text:class-names="">FailUnlessAlmostEqual</text:span><text:span text:style-name="a441" text:class-names=""/></text:p>
                  </text:list-item>
                </text:list>
              </text:list-item>
            </text:list>
            <text:list text:style-name="a447">
              <text:list-item>
                <text:p text:style-name="a446" text:class-names="" text:cond-style-name=""><text:span text:style-name="a444" text:class-names="">AssertNotAlmostEqual</text:span><text:span text:style-name="a445" text:class-names=""/></text:p>
              </text:list-item>
            </text:list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8" text:class-names="">FailIfAlmostEqual</text:span><text:span text:style-name="a449" text:class-names=""/></text:p>
                  </text:list-item>
                </text:list>
              </text:list-item>
            </text:list>
          </draw:text-box>
          <svg:desc/>
        </draw:frame>
      </draw:page>
      <draw:page draw:name="Slide6" draw:style-name="a454" draw:master-page-name="Master1-Layout2-obj-Title-and-Content" presentation:presentation-page-layout-name="Master1-PPL2">
        <draw:frame draw:id="id75" presentation:style-name="a457" draw:name="Title 1" svg:x="0.5in" svg:y="0.30035in" svg:width="9in" svg:height="1.25in" presentation:class="title" presentation:placeholder="false">
          <draw:text-box>
            <text:p text:style-name="a456" text:class-names="" text:cond-style-name=""><text:span text:style-name="a455" text:class-names="">Test Fixture</text:span></text:p>
          </draw:text-box>
          <svg:desc/>
        </draw:frame>
        <draw:frame draw:id="id76" presentation:style-name="a476" draw:name="Content Placeholder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>Preparation needed to perform a Test Case</text:span></text:p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This may include: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Database Connections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7" text:class-names="">Directory Navigation</text:span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Spawning Processes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Cleanup After all test cases are completed (Pass/Fail)</text:span></text:p>
              </text:list-item>
            </text:list>
          </draw:text-box>
          <svg:desc/>
        </draw:frame>
      </draw:page>
      <draw:page draw:name="Slide7" draw:style-name="a478" draw:master-page-name="Master1-Layout2-obj-Title-and-Content" presentation:presentation-page-layout-name="Master1-PPL2">
        <draw:frame draw:id="id77" presentation:style-name="a481" draw:name="Title 1" svg:x="0.5in" svg:y="0.30035in" svg:width="9in" svg:height="1.25in" presentation:class="title" presentation:placeholder="false">
          <draw:text-box>
            <text:p text:style-name="a480" text:class-names="" text:cond-style-name=""><text:span text:style-name="a479" text:class-names="">Test Suite</text:span></text:p>
          </draw:text-box>
          <svg:desc/>
        </draw:frame>
        <draw:frame draw:id="id78" presentation:style-name="a491" draw:name="Content Placeholder 2" svg:x="0.5in" svg:y="1.75in" svg:width="9in" svg:height="4.94965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Collection of test cases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Collection of test suites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Used to Aggregate tests that should be executed together</text:span></text:p>
              </text:list-item>
            </text:list>
          </draw:text-box>
          <svg:desc/>
        </draw:frame>
      </draw:page>
      <draw:page draw:name="Slide8" draw:style-name="a493" draw:master-page-name="Master1-Layout2-obj-Title-and-Content" presentation:presentation-page-layout-name="Master1-PPL2">
        <draw:frame draw:id="id79" presentation:style-name="a496" draw:name="Title 1" svg:x="0.5in" svg:y="0.30035in" svg:width="9in" svg:height="1.25in" presentation:class="title" presentation:placeholder="false">
          <draw:text-box>
            <text:p text:style-name="a495" text:class-names="" text:cond-style-name=""><text:span text:style-name="a494" text:class-names="">Test Runner</text:span></text:p>
          </draw:text-box>
          <svg:desc/>
        </draw:frame>
        <draw:frame draw:id="id80" presentation:style-name="a515" draw:name="Content Placeholder 2" svg:x="0.5in" svg:y="1.75in" svg:width="9in" svg:height="4.94965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Orchestrates the execution of tests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Delivers outcome to user.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May be:</text:span></text:p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Graphical (GUI)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Textual (CLI)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Generate Output Files</text:span></text:p>
                  </text:list-item>
                </text:list>
              </text:list-item>
            </text:list>
          </draw:text-box>
          <svg:desc/>
        </draw:frame>
      </draw:page>
      <draw:page draw:name="Slide9" draw:style-name="a517" draw:master-page-name="Master1-Layout1-title-Title-Slide" presentation:presentation-page-layout-name="Master1-PPL1">
        <draw:frame draw:id="id81" presentation:style-name="a520" draw:name="Title 1" svg:x="0.75in" svg:y="2.32986in" svg:width="8.5in" svg:height="1.60764in" presentation:class="title" presentation:placeholder="false">
          <draw:text-box>
            <text:p text:style-name="a519" text:class-names="" text:cond-style-name=""><text:span text:style-name="a518" text:class-names="">Lets See it in Action!</text:span></text:p>
          </draw:text-box>
          <svg:desc/>
        </draw:frame>
        <draw:frame draw:id="id82" presentation:style-name="a521" draw:name="Subtitle 4" svg:x="1.5in" svg:y="4.25in" svg:width="7in" svg:height="1.91667in" presentation:class="subtitl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99" xlink:href="media/image1.png" xlink:show="embed" xlink:actuate="onLoad"/>
    <draw:fill-image draw:name="a31" xlink:href="media/image1.png" xlink:show="embed" xlink:actuate="onLoad"/>
    <draw:fill-image draw:name="a414" xlink:href="media/image1.png" xlink:show="embed" xlink:actuate="onLoad"/>
    <draw:fill-image draw:name="a368" xlink:href="media/image1.png" xlink:show="embed" xlink:actuate="onLoad"/>
    <draw:fill-image draw:name="a347" xlink:href="media/image1.png" xlink:show="embed" xlink:actuate="onLoad"/>
    <draw:fill-image draw:name="a80" xlink:href="media/image1.png" xlink:show="embed" xlink:actuate="onLoad"/>
    <draw:fill-image draw:name="a0" xlink:href="media/image1.png" xlink:show="embed" xlink:actuate="onLoad"/>
    <draw:fill-image draw:name="a146" xlink:href="media/image1.png" xlink:show="embed" xlink:actuate="onLoad"/>
    <draw:fill-image draw:name="a216" xlink:href="media/image1.png" xlink:show="embed" xlink:actuate="onLoad"/>
    <draw:fill-image draw:name="a492" xlink:href="media/image1.png" xlink:show="embed" xlink:actuate="onLoad"/>
    <draw:fill-image draw:name="a285" xlink:href="media/image1.png" xlink:show="embed" xlink:actuate="onLoad"/>
    <draw:fill-image draw:name="a263" xlink:href="media/image1.png" xlink:show="embed" xlink:actuate="onLoad"/>
    <draw:fill-image draw:name="a516" xlink:href="media/image1.png" xlink:show="embed" xlink:actuate="onLoad"/>
    <draw:fill-image draw:name="a401" xlink:href="media/image1.png" xlink:show="embed" xlink:actuate="onLoad"/>
    <draw:fill-image draw:name="a359" xlink:href="media/image1.png" xlink:show="embed" xlink:actuate="onLoad"/>
    <draw:fill-image draw:name="a383" xlink:href="media/image1.png" xlink:show="embed" xlink:actuate="onLoad"/>
    <draw:fill-image draw:name="a453" xlink:href="media/image1.png" xlink:show="embed" xlink:actuate="onLoad"/>
    <draw:fill-image draw:name="a201" xlink:href="media/image1.png" xlink:show="embed" xlink:actuate="onLoad"/>
    <draw:fill-image draw:name="a477" xlink:href="media/image1.png" xlink:show="embed" xlink:actuate="onLoad"/>
    <draw:fill-image draw:name="a316" xlink:href="media/image1.png" xlink:show="embed" xlink:actuate="onLoad"/>
    <draw:fill-image draw:name="a49" xlink:href="media/image1.png" xlink:show="embed" xlink:actuate="onLoad"/>
    <draw:fill-image draw:name="a228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">
      <style:drawing-page-properties draw:fill="bitmap" draw:fill-image-name="a28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bitmap" draw:fill-image-name="a20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bitmap" draw:fill-image-name="a21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bitmap" draw:fill-image-name="a3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bitmap" draw:fill-image-name="a22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bitmap" draw:fill-image-name="a4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bitmap" draw:fill-image-name="a14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">
      <style:drawing-page-properties draw:fill="bitmap" draw:fill-image-name="a26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bitmap" draw:fill-image-name="a8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bitmap" draw:fill-image-name="a9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desc/>
      </draw:frame>
      <draw:frame draw:id="id1" presentation:style-name="a20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0/2010</text:date></text:span></text:p>
        </draw:text-box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Slide Number Placeholder 5" svg:x="7.16667in" svg:y="6.95139in" svg:width="2.33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desc/>
      </draw:frame>
      <draw:frame draw:id="id7" presentation:style-name="a42" draw:name="Date Placeholder 3" svg:x="0.5in" svg:y="6.95139in" svg:width="2.3333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3/10/2010</text:date></text:span></text:p>
        </draw:text-box>
        <svg:desc/>
      </draw:frame>
      <draw:frame draw:id="id8" presentation:style-name="a45" draw:name="Footer Placeholder 4" svg:x="3.41667in" svg:y="6.95139in" svg:width="3.16667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desc/>
      </draw:frame>
      <draw:frame draw:id="id9" presentation:style-name="a48" draw:name="Slide Number Placeholder 5" svg:x="7.16667in" svg:y="6.95139in" svg:width="2.3333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5in" svg:y="0.30035in" svg:width="9in" svg:height="1.25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desc/>
      </draw:frame>
      <draw:frame draw:id="id11" presentation:style-name="a69" draw:name="Content Placeholder 2" svg:x="0.5in" svg:y="1.75in" svg:width="9in" svg:height="4.94965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73" draw:name="Date Placeholder 3" svg:x="0.5in" svg:y="6.95139in" svg:width="2.33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3/10/2010</text:date></text:span></text:p>
        </draw:text-box>
        <svg:desc/>
      </draw:frame>
      <draw:frame draw:id="id13" presentation:style-name="a76" draw:name="Footer Placeholder 4" svg:x="3.41667in" svg:y="6.95139in" svg:width="3.16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desc/>
      </draw:frame>
      <draw:frame draw:id="id14" presentation:style-name="a79" draw:name="Slide Number Placeholder 5" svg:x="7.16667in" svg:y="6.95139in" svg:width="2.3333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0.78993in" svg:y="4.81944in" svg:width="8.5in" svg:height="1.48958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desc/>
      </draw:frame>
      <draw:frame draw:id="id16" presentation:style-name="a88" draw:name="Text Placeholder 2" svg:x="0.78993in" svg:y="3.17882in" svg:width="8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desc/>
      </draw:frame>
      <draw:frame draw:id="id17" presentation:style-name="a92" draw:name="Date Placeholder 3" svg:x="0.5in" svg:y="6.95139in" svg:width="2.3333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/10/2010</text:date></text:span></text:p>
        </draw:text-box>
        <svg:desc/>
      </draw:frame>
      <draw:frame draw:id="id18" presentation:style-name="a95" draw:name="Footer Placeholder 4" svg:x="3.41667in" svg:y="6.95139in" svg:width="3.16667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desc/>
      </draw:frame>
      <draw:frame draw:id="id19" presentation:style-name="a98" draw:name="Slide Number Placeholder 5" svg:x="7.16667in" svg:y="6.95139in" svg:width="2.3333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5in" svg:y="0.30035in" svg:width="9in" svg:height="1.2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desc/>
      </draw:frame>
      <draw:frame draw:id="id21" presentation:style-name="a119" draw:name="Content Placeholder 2" svg:x="0.5in" svg:y="1.75in" svg:width="4.41667in" svg:height="4.9496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35" draw:name="Content Placeholder 3" svg:x="5.08333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39" draw:name="Date Placeholder 4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/10/2010</text:date></text:span></text:p>
        </draw:text-box>
        <svg:desc/>
      </draw:frame>
      <draw:frame draw:id="id24" presentation:style-name="a142" draw:name="Footer Placeholder 5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desc/>
      </draw:frame>
      <draw:frame draw:id="id25" presentation:style-name="a145" draw:name="Slide Number Placeholder 6" svg:x="7.16667in" svg:y="6.95139in" svg:width="2.3333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desc/>
      </draw:frame>
    </style:master-page>
    <style:master-page style:name="Master1-Layout5-twoTxTwoObj-Comparison" style:page-layout-name="pageLayout1" draw:style-name="a147">
      <draw:frame draw:id="id26" presentation:style-name="a150" draw:name="Title 1" svg:x="0.5in" svg:y="0.30035in" svg:width="9in" svg:height="1.25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desc/>
      </draw:frame>
      <draw:frame draw:id="id27" presentation:style-name="a154" draw:name="Text Placeholder 2" svg:x="0.5in" svg:y="1.67882in" svg:width="4.4184in" svg:height="0.69965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desc/>
      </draw:frame>
      <draw:frame draw:id="id28" presentation:style-name="a170" draw:name="Content Placeholder 3" svg:x="0.5in" svg:y="2.37847in" svg:width="4.4184in" svg:height="4.3211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74" draw:name="Text Placeholder 4" svg:x="5.07986in" svg:y="1.67882in" svg:width="4.42014in" svg:height="0.6996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desc/>
      </draw:frame>
      <draw:frame draw:id="id30" presentation:style-name="a190" draw:name="Content Placeholder 5" svg:x="5.07986in" svg:y="2.37847in" svg:width="4.42014in" svg:height="4.3211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94" draw:name="Date Placeholder 6" svg:x="0.5in" svg:y="6.95139in" svg:width="2.3333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3/10/2010</text:date></text:span></text:p>
        </draw:text-box>
        <svg:desc/>
      </draw:frame>
      <draw:frame draw:id="id32" presentation:style-name="a197" draw:name="Footer Placeholder 7" svg:x="3.41667in" svg:y="6.95139in" svg:width="3.16667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desc/>
      </draw:frame>
      <draw:frame draw:id="id33" presentation:style-name="a200" draw:name="Slide Number Placeholder 8" svg:x="7.16667in" svg:y="6.95139in" svg:width="2.3333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desc/>
      </draw:frame>
    </style:master-page>
    <style:master-page style:name="Master1-Layout6-titleOnly-Title-Only" style:page-layout-name="pageLayout1" draw:style-name="a202">
      <draw:frame draw:id="id34" presentation:style-name="a205" draw:name="Title 1" svg:x="0.5in" svg:y="0.30035in" svg:width="9in" svg:height="1.25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desc/>
      </draw:frame>
      <draw:frame draw:id="id35" presentation:style-name="a209" draw:name="Date Placeholder 2" svg:x="0.5in" svg:y="6.95139in" svg:width="2.3333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3/10/2010</text:date></text:span></text:p>
        </draw:text-box>
        <svg:desc/>
      </draw:frame>
      <draw:frame draw:id="id36" presentation:style-name="a212" draw:name="Footer Placeholder 3" svg:x="3.41667in" svg:y="6.95139in" svg:width="3.16667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desc/>
      </draw:frame>
      <draw:frame draw:id="id37" presentation:style-name="a215" draw:name="Slide Number Placeholder 4" svg:x="7.16667in" svg:y="6.95139in" svg:width="2.3333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desc/>
      </draw:frame>
    </style:master-page>
    <style:master-page style:name="Master1-Layout7-blank-Blank" style:page-layout-name="pageLayout1" draw:style-name="a217">
      <draw:frame draw:id="id38" presentation:style-name="a221" draw:name="Date Placeholder 1" svg:x="0.5in" svg:y="6.95139in" svg:width="2.3333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3/10/2010</text:date></text:span></text:p>
        </draw:text-box>
        <svg:desc/>
      </draw:frame>
      <draw:frame draw:id="id39" presentation:style-name="a224" draw:name="Footer Placeholder 2" svg:x="3.41667in" svg:y="6.95139in" svg:width="3.1666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desc/>
      </draw:frame>
      <draw:frame draw:id="id40" presentation:style-name="a227" draw:name="Slide Number Placeholder 3" svg:x="7.16667in" svg:y="6.95139in" svg:width="2.3333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desc/>
      </draw:frame>
    </style:master-page>
    <style:master-page style:name="Master1-Layout8-objTx-Content-with-Caption" style:page-layout-name="pageLayout1" draw:style-name="a229">
      <draw:frame draw:id="id41" presentation:style-name="a232" draw:name="Title 1" svg:x="0.5in" svg:y="0.29861in" svg:width="3.28993in" svg:height="1.27083in" presentation:class="title" presentation:placeholder="false">
        <draw:text-box>
          <text:p text:style-name="a231" text:class-names="" text:cond-style-name=""><text:span text:style-name="a230" text:class-names="">Click to edit Master title style</text:span></text:p>
        </draw:text-box>
        <svg:desc/>
      </draw:frame>
      <draw:frame draw:id="id42" presentation:style-name="a248" draw:name="Content Placeholder 2" svg:x="3.90972in" svg:y="0.29861in" svg:width="5.59028in" svg:height="6.40104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52" draw:name="Text Placeholder 3" svg:x="0.5in" svg:y="1.56944in" svg:width="3.28993in" svg:height="5.1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desc/>
      </draw:frame>
      <draw:frame draw:id="id44" presentation:style-name="a256" draw:name="Date Placeholder 4" svg:x="0.5in" svg:y="6.95139in" svg:width="2.3333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3/10/2010</text:date></text:span></text:p>
        </draw:text-box>
        <svg:desc/>
      </draw:frame>
      <draw:frame draw:id="id45" presentation:style-name="a259" draw:name="Footer Placeholder 5" svg:x="3.41667in" svg:y="6.95139in" svg:width="3.16667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desc/>
      </draw:frame>
      <draw:frame draw:id="id46" presentation:style-name="a262" draw:name="Slide Number Placeholder 6" svg:x="7.16667in" svg:y="6.95139in" svg:width="2.3333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desc/>
      </draw:frame>
    </style:master-page>
    <style:master-page style:name="Master1-Layout9-picTx-Picture-with-Caption" style:page-layout-name="pageLayout1" draw:style-name="a264">
      <draw:frame draw:id="id47" presentation:style-name="a267" draw:name="Title 1" svg:x="1.96007in" svg:y="5.25in" svg:width="6in" svg:height="0.61979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desc/>
      </draw:frame>
      <draw:frame draw:id="id48" presentation:style-name="a270" draw:name="Picture Placeholder 2" svg:x="1.96007in" svg:y="0.67014in" svg:width="6in" svg:height="4.5in" presentation:class="graphic" presentation:placeholder="false">
        <draw:text-box>
          <text:p text:style-name="a269" text:class-names="" text:cond-style-name=""><text:span text:style-name="a268" text:class-names=""/></text:p>
        </draw:text-box>
        <svg:desc/>
      </draw:frame>
      <draw:frame draw:id="id49" presentation:style-name="a274" draw:name="Text Placeholder 3" svg:x="1.96007in" svg:y="5.86979in" svg:width="6in" svg:height="0.88021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desc/>
      </draw:frame>
      <draw:frame draw:id="id50" presentation:style-name="a278" draw:name="Date Placeholder 4" svg:x="0.5in" svg:y="6.95139in" svg:width="2.3333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3/10/2010</text:date></text:span></text:p>
        </draw:text-box>
        <svg:desc/>
      </draw:frame>
      <draw:frame draw:id="id51" presentation:style-name="a281" draw:name="Footer Placeholder 5" svg:x="3.41667in" svg:y="6.95139in" svg:width="3.16667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desc/>
      </draw:frame>
      <draw:frame draw:id="id52" presentation:style-name="a284" draw:name="Slide Number Placeholder 6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desc/>
      </draw:frame>
    </style:master-page>
    <style:master-page style:name="Master1-Layout10-vertTx-Title-and-Vertical-Text" style:page-layout-name="pageLayout1" draw:style-name="a286">
      <draw:frame draw:id="id53" presentation:style-name="a289" draw:name="Title 1" svg:x="0.5in" svg:y="0.30035in" svg:width="9in" svg:height="1.25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desc/>
      </draw:frame>
      <draw:frame draw:id="id54" presentation:style-name="a305" draw:name="Vertical Text Placeholder 2" svg:x="0.5in" svg:y="1.75in" svg:width="9in" svg:height="4.94965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09" draw:name="Date Placeholder 3" svg:x="0.5in" svg:y="6.95139in" svg:width="2.3333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3/10/2010</text:date></text:span></text:p>
        </draw:text-box>
        <svg:desc/>
      </draw:frame>
      <draw:frame draw:id="id56" presentation:style-name="a312" draw:name="Footer Placeholder 4" svg:x="3.41667in" svg:y="6.95139in" svg:width="3.16667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desc/>
      </draw:frame>
      <draw:frame draw:id="id57" presentation:style-name="a315" draw:name="Slide Number Placeholder 5" svg:x="7.16667in" svg:y="6.95139in" svg:width="2.3333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desc/>
      </draw:frame>
    </style:master-page>
    <style:master-page style:name="Master1-Layout11-vertTitleAndTx-Vertical-Title-and-Text" style:page-layout-name="pageLayout1" draw:style-name="a317">
      <draw:frame draw:id="id58" presentation:style-name="a320" draw:name="Vertical Title 1" svg:x="7.25in" svg:y="0.30035in" svg:width="2.25in" svg:height="6.39931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desc/>
      </draw:frame>
      <draw:frame draw:id="id59" presentation:style-name="a336" draw:name="Vertical Text Placeholder 2" svg:x="0.5in" svg:y="0.30035in" svg:width="6.58333in" svg:height="6.3993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40" draw:name="Date Placeholder 3" svg:x="0.5in" svg:y="6.95139in" svg:width="2.3333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3/10/2010</text:date></text:span></text:p>
        </draw:text-box>
        <svg:desc/>
      </draw:frame>
      <draw:frame draw:id="id61" presentation:style-name="a343" draw:name="Footer Placeholder 4" svg:x="3.41667in" svg:y="6.95139in" svg:width="3.16667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desc/>
      </draw:frame>
      <draw:frame draw:id="id62" presentation:style-name="a346" draw:name="Slide Number Placeholder 5" svg:x="7.16667in" svg:y="6.95139in" svg:width="2.3333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ython Unittest Module</dc:title>
    <meta:initial-creator>spm2732</meta:initial-creator>
    <dc:creator>spm2732</dc:creator>
    <meta:creation-date>2010-03-10T22:30:48Z</meta:creation-date>
    <dc:date>2010-03-10T22:46:26Z</dc:date>
    <meta:editing-cycles>1</meta:editing-cycles>
    <meta:editing-duration>PT0S</meta:editing-duration>
    <meta:document-statistic meta:paragraph-count="45" meta:word-count="160"/>
  </office:meta>
</office:document-meta>
</file>